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APAZA, JAIME FELI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33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3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ILLAFUERTE ROJAS, YOSHEP JULM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747351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849010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852247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850509</text:p>
          </table:table-cell>
          <table:table-cell table:style-name="Tabla2.A2" office:value-type="string">
            <text:p text:style-name="P9">1000.00</text:p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00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